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Eta = 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x, y)</text:p>
          </table:table-cell>
          <table:table-cell office:value-type="string" calcext:value-type="string">
            <text:p>x_final</text:p>
          </table:table-cell>
          <table:table-cell office:value-type="string" calcext:value-type="string">
            <text:p>y_final</text:p>
          </table:table-cell>
          <table:table-cell office:value-type="string" calcext:value-type="string">
            <text:p>f_final</text:p>
          </table:table-cell>
        </table:table-row>
        <table:table-row table:style-name="ro1">
          <table:table-cell office:value-type="string" calcext:value-type="string">
            <text:p>(0.1, 0.1)</text:p>
          </table:table-cell>
          <table:table-cell office:value-type="float" office:value="0.243804969364788" calcext:value-type="float">
            <text:p>0.243804969364788</text:p>
          </table:table-cell>
          <table:table-cell office:value-type="float" office:value="-0.237925821486178" calcext:value-type="float">
            <text:p>-0.237925821486178</text:p>
          </table:table-cell>
          <table:table-cell office:value-type="float" office:value="-1.876687" calcext:value-type="float">
            <text:p>-1.876687</text:p>
          </table:table-cell>
        </table:table-row>
        <table:table-row table:style-name="ro1">
          <table:table-cell office:value-type="string" calcext:value-type="string">
            <text:p>(1, 1)</text:p>
          </table:table-cell>
          <table:table-cell office:value-type="float" office:value="1.21807030131108" calcext:value-type="float">
            <text:p>1.21807030131108</text:p>
          </table:table-cell>
          <table:table-cell office:value-type="float" office:value="0.712811950601778" calcext:value-type="float">
            <text:p>0.712811950601778</text:p>
          </table:table-cell>
          <table:table-cell office:value-type="float" office:value="0.085168" calcext:value-type="float">
            <text:p>0.085168</text:p>
          </table:table-cell>
        </table:table-row>
        <table:table-row table:style-name="ro1">
          <table:table-cell office:value-type="string" calcext:value-type="string">
            <text:p>(-0.5, -0.5)</text:p>
          </table:table-cell>
          <table:table-cell office:value-type="float" office:value="-0.731377460413804" calcext:value-type="float">
            <text:p>-0.731377460413804</text:p>
          </table:table-cell>
          <table:table-cell office:value-type="float" office:value="-0.237855362901572" calcext:value-type="float">
            <text:p>-0.237855362901572</text:p>
          </table:table-cell>
          <table:table-cell office:value-type="float" office:value="-1.389056" calcext:value-type="float">
            <text:p>-1.389056</text:p>
          </table:table-cell>
        </table:table-row>
        <table:table-row table:style-name="ro1">
          <table:table-cell office:value-type="string" calcext:value-type="string">
            <text:p>(-1, -1)</text:p>
          </table:table-cell>
          <table:table-cell office:value-type="float" office:value="-1.21807030131108" calcext:value-type="float">
            <text:p>-1.21807030131108</text:p>
          </table:table-cell>
          <table:table-cell office:value-type="float" office:value="-0.712811950601778" calcext:value-type="float">
            <text:p>-0.712811950601778</text:p>
          </table:table-cell>
          <table:table-cell office:value-type="float" office:value="0.085168" calcext:value-type="float">
            <text:p>0.0851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ta = 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x, y)</text:p>
          </table:table-cell>
          <table:table-cell office:value-type="string" calcext:value-type="string">
            <text:p>x_final</text:p>
          </table:table-cell>
          <table:table-cell office:value-type="string" calcext:value-type="string">
            <text:p>y_final</text:p>
          </table:table-cell>
          <table:table-cell office:value-type="string" calcext:value-type="string">
            <text:p>f_final</text:p>
          </table:table-cell>
        </table:table-row>
        <table:table-row table:style-name="ro1">
          <table:table-cell office:value-type="string" calcext:value-type="string">
            <text:p>(0.1, 0.1)</text:p>
          </table:table-cell>
          <table:table-cell office:value-type="float" office:value="0.100391673659427" calcext:value-type="float">
            <text:p>0.100391673659427</text:p>
          </table:table-cell>
          <table:table-cell office:value-type="float" office:value="-1.01575100514415" calcext:value-type="float">
            <text:p>-1.01575100514415</text:p>
          </table:table-cell>
          <table:table-cell office:value-type="float" office:value="3.310198" calcext:value-type="float">
            <text:p>3.310198</text:p>
          </table:table-cell>
        </table:table-row>
        <table:table-row table:style-name="ro1">
          <table:table-cell office:value-type="string" calcext:value-type="string">
            <text:p>(1, 1)</text:p>
          </table:table-cell>
          <table:table-cell office:value-type="float" office:value="0.198723235758316" calcext:value-type="float">
            <text:p>0.198723235758316</text:p>
          </table:table-cell>
          <table:table-cell office:value-type="float" office:value="0.457110104447069" calcext:value-type="float">
            <text:p>0.457110104447069</text:p>
          </table:table-cell>
          <table:table-cell office:value-type="float" office:value="0.488978" calcext:value-type="float">
            <text:p>0.488978</text:p>
          </table:table-cell>
        </table:table-row>
        <table:table-row table:style-name="ro1">
          <table:table-cell office:value-type="string" calcext:value-type="string">
            <text:p>(-0.5, -0.5)</text:p>
          </table:table-cell>
          <table:table-cell office:value-type="float" office:value="0.172982163832717" calcext:value-type="float">
            <text:p>0.172982163832717</text:p>
          </table:table-cell>
          <table:table-cell office:value-type="float" office:value="-0.994336970524813" calcext:value-type="float">
            <text:p>-0.994336970524813</text:p>
          </table:table-cell>
          <table:table-cell office:value-type="float" office:value="0.940948" calcext:value-type="float">
            <text:p>0.940948</text:p>
          </table:table-cell>
        </table:table-row>
        <table:table-row table:style-name="ro1">
          <table:table-cell office:value-type="string" calcext:value-type="string">
            <text:p>(-1, -1)</text:p>
          </table:table-cell>
          <table:table-cell office:value-type="float" office:value="-0.198723235758316" calcext:value-type="float">
            <text:p>-0.198723235758316</text:p>
          </table:table-cell>
          <table:table-cell office:value-type="float" office:value="-0.457110104447069" calcext:value-type="float">
            <text:p>-0.457110104447069</text:p>
          </table:table-cell>
          <table:table-cell office:value-type="float" office:value="0.488978" calcext:value-type="float">
            <text:p>0.488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00:00:33.166643302</meta:creation-date>
    <dc:date>2021-03-31T00:06:13.974482009</dc:date>
    <meta:editing-duration>PT5M41S</meta:editing-duration>
    <meta:editing-cycles>1</meta:editing-cycles>
    <meta:document-statistic meta:table-count="1" meta:cell-count="42" meta:object-count="0"/>
    <meta:generator>LibreOffice/7.0.3.1$Linux_X86_64 LibreOffice_project/00$Build-1</meta:generator>
  </office:meta>
</office:document-meta>
</file>